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Обычный" style:font-pitch="fixed"/>
    <style:font-face style:name="Monospaced" svg:font-family="Monospaced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2800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Text_20_body">Компания MYSQL AB (ныне SUN MICROSYSTEM) поставляет СУБД MYSQL, в нескольких вариантах для Linux, первый это пакеты RPM, второй вариант — архив TAR.GZ. Для операционных систем на базе DEBIAN LINUX есть отдельные сборки DEB пакетов, но они часто находится в UNSTABLE или EXPREMENTAL репрезитарий, последних актуальных версий MYSQL.</text:p>
      <text:p text:style-name="Text_20_body">Данный документ описывает как происходил реальный опыт «ручной» установки, так процесс может быть не совершенным, но охватывает все основные этапы, приведенный в инструкции компании SUN по установке СУБД MYSQL из пакета TAR.GZ, с <text:s/>нюансами установки для MYSQL версии 5.1.34 LINUX i686 на DEBIAN LINUX i686, которые не указаны в исходном документе.</text:p>
      <text:p text:style-name="Text_20_body">Этот документ может быть интересен системных администраторам.</text:p>
      <text:h text:style-name="Heading_20_2" text:outline-level="2">О структуре документа</text:h>
      <text:p text:style-name="Text_20_body">В документе приводиться примеры команд, они выделены отдельным шрифтом</text:p>
      <text:p text:style-name="Text_20_body">Приглашение оболочки (bash) и команды которые были введены выделены следующим образом:</text:p>
      <text:p text:style-name="код_20_stdin">02.50.12:root@debian:/usr/local </text:p>
      <text:p text:style-name="код_20_stdin">&gt; passwd mysql </text:p>
      <text:p text:style-name="Text_20_body">Результат выполнения выделен так:</text:p>
      <text:p text:style-name="код_20_stdout">Введите новый пароль UNIX: </text:p>
      <text:p text:style-name="код_20_stdout">Повторите ввод нового пароля UNIX: </text:p>
      <text:p text:style-name="код_20_stdout"><text:span text:style-name="T4">passwd: пароль успешно о</text:span>бнов<text:span text:style-name="T4">лён</text:span> </text:p>
      <text:p text:style-name="Text_20_body">В приглашение оболочки выводится следующая информация (само приглашение занимает две строки).</text:p>
      <text:p text:style-name="код_20_stdin">02.50.12:root@debian:/usr/local </text:p>
      <text:p text:style-name="код_20_stdin">&gt; passwd mysql</text:p>
      <text:list xml:id="list605932244" text:style-name="L1">
        <text:list-item>
          <text:p text:style-name="P2">Сначала указывается время через точку (02.50.12 — два часа, пятьдесят минут, двенадцать секунд)</text:p>
        </text:list-item>
        <text:list-item>
          <text:p text:style-name="P2">Затем через двоеточие указывается имя пользователя от которого производились манипуляции (root)</text:p>
        </text:list-item>
        <text:list-item>
          <text:p text:style-name="P2">Через «собаку» указывается имя хоста (debian)</text:p>
        </text:list-item>
        <text:list-item>
          <text:p text:style-name="P2">Затем через двоеточие указывается текущий каталог (/usr/local)</text:p>
        </text:list-item>
        <text:list-item>
          <text:p text:style-name="P2">После символа «больше» указывается текст введенной команды (passwd mysql)</text:p>
        </text:list-item>
      </text:list>
      <text:h text:style-name="Heading_20_1" text:outline-level="1">Общий процесс установки</text:h>
      <text:p text:style-name="Text_20_body">В процесс происходил в графическом режиме, но он не обязателен. В процессе установки использовалась два терминальных (консольных) окна, в место них можно использовать комбинации клавиш ALT+SHIFT+Fx — переключение между терминалами, либо использовать один терминал, но для этого необходимо соответствующим образам подавать команды (это будет отмечено ниже).</text:p>
      <text:h text:style-name="Heading_20_2" text:outline-level="2">Получение дистрибутива MYSQL</text:h>
      <text:p text:style-name="Text_20_body">Скачать дистрибутив можно с сайта MYSQL AB<text:note text:id="ftn1" text:note-class="footnote"><text:note-citation>1</text:note-citation><text:note-body><text:p text:style-name="Footnote"><text:a xlink:type="simple" xlink:href="http://dev.mysql.com/downloads/mysql/5.1.html#downloads">http://dev.mysql.com/downloads/mysql/5.1.html#downloads</text:a> — Страница загрузки СУБД MYSQL</text:p></text:note-body></text:note>.</text:p>
      <text:h text:style-name="Heading_20_2" text:outline-level="2">Распаковка дистрибутива</text:h>
      <text:p text:style-name="код_20_stdin">&gt; cd /usr/local</text:p>
      <text:p text:style-name="код_20_stdin">&gt; gunzip &lt; /path/to/mysql-5.1.34-linux-i686-glibc23 .tar.gz | tar xvf -</text:p>
      <text:p text:style-name="Комментарий">Взято из инструкции по установке</text:p>
      <text:p text:style-name="Text_20_body">Распакованный пакет должен находиться в каталоге <text:span text:style-name="T5">/usr/local</text:span>. Ниже приводиться пример содержимого каталога /usr/local с распакованым пакетом:</text:p>
      <text:p text:style-name="код_20_stdin">&gt; ls -la </text:p>
      <text:p text:style-name="код_20_stdout">итого 44 </text:p>
      <text:p text:style-name="код_20_stdout">drwxrwsr-x 11 root staff 4096 Май 25 02:48 . </text:p>
      <text:p text:style-name="код_20_stdout">drwxr-xr-x 11 root root <text:s/>4096 Май 25 <text:s/>2009 .. </text:p>
      <text:p text:style-name="код_20_stdout">drwxrwsr-x <text:s/>2 root staff 4096 Май 25 <text:s/>2009 bin </text:p>
      <text:p text:style-name="код_20_stdout">drwxrwsr-x <text:s/>2 root staff 4096 Май 25 <text:s/>2009 etc </text:p>
      <text:p text:style-name="код_20_stdout">drwxrwsr-x <text:s/>2 root staff 4096 Май 25 <text:s/>2009 games </text:p>
      <text:p text:style-name="код_20_stdout">drwxrwsr-x <text:s/>2 root staff 4096 Май 25 <text:s/>2009 include </text:p>
      <text:p text:style-name="код_20_stdout">drwxrwsr-x <text:s/>4 root staff 4096 Май 25 02:17 lib </text:p>
      <text:p text:style-name="код_20_stdout">drwxr-xr-x 13 user user <text:s/>4096 Апр <text:s/>1 03:35 mysql-5.1.34-linux-i686-glibc23 </text:p>
      <text:p text:style-name="код_20_stdout">drwxrwsr-x <text:s/>2 root staff 4096 Май 25 <text:s/>2009 sbin </text:p>
      <text:p text:style-name="код_20_stdout">drwxrwsr-x 11 root staff 4096 Май 25 02:18 share </text:p>
      <text:p text:style-name="код_20_stdout">drwxrwsr-x <text:s/>2 root staff 4096 Май 25 <text:s/>2009 src </text:p>
      <text:h text:style-name="Heading_20_2" text:outline-level="2">Создание пользователя MYSQL</text:h>
      <text:p text:style-name="Text_20_body">От данного пользователя (<text:span text:style-name="T5">mysql</text:span>) будет производиться запуск базы — процесса <text:span text:style-name="T5">mysqld</text:span>. Данный пользователь должен иметь основную группу доступа <text:span text:style-name="T5">mysql</text:span><text:span text:style-name="T6">,</text:span> такова рекомендация SUN.</text:p>
      <text:p text:style-name="код_20_stdin">02.48.04:root@debian:/usr/local </text:p>
      <text:p text:style-name="код_20_stdin">&gt; groupadd mysql </text:p>
      <text:p text:style-name="код_20_stdin">02.48.44:root@debian:/usr/local </text:p>
      <text:p text:style-name="код_20_stdin">&gt; useradd -g mysql -m mysql </text:p>
      <text:p text:style-name="код_20_stdin">02.49.03:root@debian:/usr/local </text:p>
      <text:p text:style-name="код_20_stdin">&gt; usermod -p mysql mysql </text:p>
      <text:p text:style-name="код_20_stdin">02.49.13:root@debian:/usr/local </text:p>
      <text:p text:style-name="код_20_stdin">&gt; usermod -s /bin/bash mysql </text:p>
      <text:p text:style-name="код_20_stdin">02.50.12:root@debian:/usr/local </text:p>
      <text:p text:style-name="код_20_stdin">&gt; passwd mysql </text:p>
      <text:p text:style-name="код_20_stdout">Введите новый пароль UNIX: </text:p>
      <text:p text:style-name="код_20_stdout">Повторите ввод нового пароля UNIX: </text:p>
      <text:p text:style-name="код_20_stdout"><text:span text:style-name="T4">passwd: пароль успешно о</text:span>бнов<text:span text:style-name="T4">лён</text:span> </text:p>
      <text:p text:style-name="код_20_stdin">02.50.49:root@debian:/usr/local </text:p>
      <text:h text:style-name="Heading_20_2" text:outline-level="2">Создание ссылки</text:h>
      <text:p text:style-name="код_20_stdin">02.52.32:root@debian:/usr/local </text:p>
      <text:p text:style-name="код_20_stdin">&gt; ln -s mysql-5.1.34-linux-i686-glibc23/ mysql </text:p>
      <text:p text:style-name="код_20_stdin">02.25.29:user@debian:/usr/local</text:p>
      <text:p text:style-name="код_20_stdin">&gt; ls -la</text:p>
      <text:p text:style-name="код_20_stdout">итого 44</text:p>
      <text:p text:style-name="код_20_stdout">drwxrwsr-x 11 root staff 4096 Май 25 02:52 .</text:p>
      <text:p text:style-name="код_20_stdout">drwxr-xr-x 11 root root <text:s/>4096 Май 25 05:22 ..</text:p>
      <text:p text:style-name="код_20_stdout">drwxrwsr-x <text:s/>2 root staff 4096 Май 25 05:01 bin</text:p>
      <text:p text:style-name="код_20_stdout">drwxrwsr-x <text:s/>2 root staff 4096 Май 25 05:01 etc</text:p>
      <text:p text:style-name="код_20_stdout">drwxrwsr-x <text:s/>2 root staff 4096 Май 25 05:01 games</text:p>
      <text:p text:style-name="код_20_stdout">drwxrwsr-x <text:s/>2 root staff 4096 Май 25 05:01 include</text:p>
      <text:p text:style-name="код_20_stdout">drwxrwsr-x <text:s/>4 root staff 4096 Май 25 02:17 lib</text:p>
      <text:p text:style-name="код_20_stdout">lrwxrwxrwx <text:s/>1 root staff <text:s text:c="3"/>9 Май 25 05:01 man -&gt; share/man</text:p>
      <text:p text:style-name="код_20_stdout">lrwxrwxrwx <text:s/>1 root staff <text:s text:c="2"/>32 Май 25 02:52 mysql -&gt; mysql-5.1.34-linux-i686-glibc23/</text:p>
      <text:p text:style-name="код_20_stdout">drwxr-xr-x 13 root mysql 4096 Май 25 03:04 mysql-5.1.34-linux-i686-glibc23</text:p>
      <text:p text:style-name="код_20_stdout">drwxrwsr-x <text:s/>2 root staff 4096 Май 25 05:01 sbin</text:p>
      <text:p text:style-name="код_20_stdout">drwxrwsr-x 11 root staff 4096 Май 25 02:18 share</text:p>
      <text:p text:style-name="код_20_stdout">drwxrwsr-x <text:s/>2 root staff 4096 Май 25 05:01 src</text:p>
      <text:p text:style-name="Text_20_body">Ссылка <text:span text:style-name="T5">/usr/local/mysql </text:span>создается на каталог с текущей версией MYSQL.</text:p>
      <text:h text:style-name="Heading_20_2" text:outline-level="2">Назначение прав</text:h>
      <text:p text:style-name="код_20_stdin">02.52.45:root@debian:/usr/local </text:p>
      <text:p text:style-name="код_20_stdin">&gt; cd mysql </text:p>
      <text:p text:style-name="код_20_stdin">02.52.50:root@debian:/usr/local/mysql </text:p>
      <text:p text:style-name="код_20_stdin">&gt; chown -R mysql . </text:p>
      <text:p text:style-name="код_20_stdin">02.52.59:root@debian:/usr/local/mysql </text:p>
      <text:p text:style-name="код_20_stdin">&gt; chgrp -R mysql . </text:p>
      <text:p text:style-name="Text_20_body">Назначаются права на распакованные файлы созданному пользователю.</text:p>
      <text:h text:style-name="Heading_20_2" text:outline-level="2">Запуск скрипта установки</text:h>
      <text:p text:style-name="код_20_stdin">&gt; scripts/mysql_install_db --user=mysql<text:note text:id="ftn2" text:note-class="footnote"><text:note-citation>2</text:note-citation><text:note-body><text:p text:style-name="Footnote">Параметр <text:span text:style-name="T5">--user</text:span> указывает на созданного пользователя</text:p></text:note-body></text:note> --basedir=/usr/local/mysql<text:note text:id="ftn3" text:note-class="footnote"><text:note-citation>3</text:note-citation><text:note-body><text:p text:style-name="Footnote">Параметр <text:span text:style-name="T5">--basedir</text:span> указывает на каталог где располагается распакованный дистрибутив.</text:p></text:note-body></text:note></text:p>
      <text:p text:style-name="код_20_stdout">Installing MySQL system tables... </text:p>
      <text:p text:style-name="код_20_stdout">090525 <text:s/>2:57:17 [ERROR] /usr/local/mysql/bin/mysqld: unknown option '--skip-bdb' </text:p>
      <text:p text:style-name="код_20_stdout">090525 <text:s/>2:57:17 [ERROR] Aborting </text:p>
      <text:p text:style-name="код_20_stdout"/>
      <text:p text:style-name="код_20_stdout">090525 <text:s/>2:57:17 [Warning] Forcing shutdown of 2 plugins </text:p>
      <text:p text:style-name="код_20_stdout">090525 <text:s/>2:57:17 [Note] /usr/local/mysql/bin/mysqld: Shutdown complete </text:p>
      <text:p text:style-name="код"/>
      <text:p text:style-name="код"/>
      <text:p text:style-name="код_20_stdout">Installation of system tables failed! <text:s/>Examine the logs in </text:p>
      <text:p text:style-name="код_20_stdout">/var/lib/mysql for more information. </text:p>
      <text:p text:style-name="код_20_stdout"/>
      <text:p text:style-name="код_20_stdout">You can try to start the mysqld daemon with: </text:p>
      <text:p text:style-name="код"/>
      <text:p text:style-name="код_20_stdout"><text:s text:c="4"/>shell&gt; /usr/local/mysql/bin/mysqld --skip-grant &amp; </text:p>
      <text:p text:style-name="код_20_stdout"/>
      <text:p text:style-name="код_20_stdout">and use the command line tool /usr/local/mysql/bin/mysql </text:p>
      <text:p text:style-name="код_20_stdout">to connect to the mysql database and look at the grant tables: </text:p>
      <text:p text:style-name="код_20_stdout"/>
      <text:p text:style-name="код_20_stdout"><text:s text:c="4"/>shell&gt; /usr/local/mysql/bin/mysql -u root mysql </text:p>
      <text:p text:style-name="код_20_stdout"><text:s text:c="4"/>mysql&gt; show tables </text:p>
      <text:p text:style-name="код_20_stdout"/>
      <text:p text:style-name="код_20_stdout">Try 'mysqld --help' if you have problems with paths. <text:s/>Using --log </text:p>
      <text:p text:style-name="код_20_stdout">gives you a log in /var/lib/mysql that may be helpful. </text:p>
      <text:p text:style-name="код_20_stdout"/>
      <text:p text:style-name="код_20_stdout">The latest information about MySQL is available on the web at </text:p>
      <text:p text:style-name="код_20_stdout">http://www.mysql.com/. <text:s/>Please consult the MySQL manual section </text:p>
      <text:p text:style-name="код_20_stdout">'Problems running mysql_install_db', and the manual section that </text:p>
      <text:p text:style-name="код_20_stdout">describes problems on your OS. <text:s/>Another information source are the </text:p>
      <text:p text:style-name="код_20_stdout">MySQL email archives available at http://lists.mysql.com/. </text:p>
      <text:p text:style-name="код_20_stdout"/>
      <text:p text:style-name="код_20_stdout">Please check all of the above before mailing us! <text:s/>And remember, if </text:p>
      <text:p text:style-name="код_20_stdout">you do mail us, you MUST use the /usr/local/mysql/scripts/mysqlbug script! </text:p>
      <text:p text:style-name="Text_20_body">В процессе запуска скрипта как указано выше, должно все по идее произойти без ошибок, но скрипт выполняется не полностью и системные таблице не устанавливаются, ниже в тексте будет приведен пример как это исправить.</text:p>
      <text:h text:style-name="Heading_20_2" text:outline-level="2">Копирование стандартных конфигураций</text:h>
      <text:p text:style-name="код_20_stdin">&gt; ls -la /etc/mysql/ </text:p>
      <text:p text:style-name="код_20_stdout">итого 16 </text:p>
      <text:p text:style-name="код_20_stdout">drwxr-xr-x <text:s text:c="2"/>3 root root 4096 Май 25 02:16 . </text:p>
      <text:p text:style-name="код_20_stdout">drwxr-xr-x 111 root root 4096 Май 25 02:50 .. </text:p>
      <text:p text:style-name="код_20_stdout">drwxr-xr-x <text:s text:c="2"/>2 root root 4096 Фев <text:s/>3 21:15 conf.d </text:p>
      <text:p text:style-name="код_20_stdout">-rw-r--r-- <text:s text:c="2"/>1 root root 3865 Фев <text:s/>3 21:15 my.cnf </text:p>
      <text:p text:style-name="код_20_stdin">02.58.15:root@debian:/usr/local/mysql </text:p>
      <text:p text:style-name="код_20_stdin">&gt; cp ./support-files/my-medium.cnf /etc/mysql/my.cnf <text:note text:id="ftn4" text:note-class="footnote"><text:note-citation>4</text:note-citation><text:note-body><text:p text:style-name="Footnote">В дистрибутиве поставляется каталог <text:span text:style-name="T5">support-files</text:span> который содержит вспомогательные файлы</text:p></text:note-body></text:note></text:p>
      <text:p text:style-name="Text_20_body">Копируются стандартные настройки, они достаточно простые и в них как правило отключены такие движки как InnoDB.</text:p>
      <text:h text:style-name="Heading_20_2" text:outline-level="2">Попытка запуска</text:h>
      <text:p text:style-name="код_20_stdin">&gt; ./bin/mysqld --user=mysql --console </text:p>
      <text:p text:style-name="код_20_stdout">./bin/mysqld: Table 'mysql.plugin' doesn't exist </text:p>
      <text:p text:style-name="код_20_stdout">090525 <text:s/>3:01:03 [ERROR] Can't open the mysql.plugin table. Please run mysql_upgrade to create it. </text:p>
      <text:p text:style-name="код_20_stdout">InnoDB: The first specified data file ./ibdata1 did not exist: </text:p>
      <text:p text:style-name="код_20_stdout">InnoDB: a new database to be created! </text:p>
      <text:p text:style-name="код_20_stdout">090525 <text:s/>3:01:04 <text:s/>InnoDB: Setting file ./ibdata1 size to 10 MB </text:p>
      <text:p text:style-name="код_20_stdout">InnoDB: Database physically writes the file full: wait... </text:p>
      <text:p text:style-name="код_20_stdout">090525 <text:s/>3:01:04 <text:s/>InnoDB: Log file ./ib_logfile0 did not exist: new to be created </text:p>
      <text:p text:style-name="код_20_stdout">InnoDB: Setting log file ./ib_logfile0 size to 5 MB </text:p>
      <text:p text:style-name="код_20_stdout">InnoDB: Database physically writes the file full: wait... </text:p>
      <text:p text:style-name="код_20_stdout">090525 <text:s/>3:01:05 <text:s/>InnoDB: Log file ./ib_logfile1 did not exist: new to be created </text:p>
      <text:p text:style-name="код_20_stdout">InnoDB: Setting log file ./ib_logfile1 size to 5 MB </text:p>
      <text:p text:style-name="код_20_stdout">InnoDB: Database physically writes the file full: wait... </text:p>
      <text:p text:style-name="код_20_stdout">InnoDB: Doublewrite buffer not found: creating new </text:p>
      <text:p text:style-name="код_20_stdout">InnoDB: Doublewrite buffer created </text:p>
      <text:p text:style-name="код_20_stdout">InnoDB: Creating foreign key constraint system tables </text:p>
      <text:p text:style-name="код_20_stdout">InnoDB: Foreign key constraint system tables created </text:p>
      <text:p text:style-name="код_20_stdout">090525 <text:s/>3:01:05 <text:s/>InnoDB: Started; log sequence number 0 0 </text:p>
      <text:p text:style-name="код_20_stdout">090525 <text:s/>3:01:05 [ERROR] Fatal error: Can't open and lock privilege tables: Table 'mysql.host' doesn't exist </text:p>
      <text:p text:style-name="код_20_stdin">03.10.45:root@debian:/usr/local/mysql </text:p>
      <text:p text:style-name="код_20_stdin">&gt; ./bin/mysqld_safe --user=mysql --basedir=/usr/local/mysql --skip-grant-tables<text:note text:id="ftn5" text:note-class="footnote"><text:note-citation>5</text:note-citation><text:note-body><text:p text:style-name="Footnote">Параметр <text:span text:style-name="T5">--skip-grant-tables</text:span> указывает на игнорирование системных таблиц отвечающих за предоставление доступа к данным</text:p></text:note-body></text:note> </text:p>
      <text:p text:style-name="код_20_stdout">090525 03:13:23 mysqld_safe Logging to '/usr/local/mysql/data/debian.err'. </text:p>
      <text:p text:style-name="код_20_stdout">090525 03:13:24 mysqld_safe Starting mysqld daemon with databases from /usr/local/mysql/data </text:p>
      <text:p text:style-name="Text_20_body">При попытке запуска демона происходит ошибка, так как нет системных таблиц, тогда производиться попытка запуска демона стабильной версии, с игнорированием системных таблиц. В данном случае (Версии ОС, и СУБД) демон запускается.</text:p>
      <text:h text:style-name="Heading_20_2" text:outline-level="2">Восстановление системных таблиц</text:h>
      <text:p text:style-name="Text_20_body">Открывается второй терминал (т. к. первый занят демоном).</text:p>
      <text:p text:style-name="код">==== on term 2 === </text:p>
      <text:p text:style-name="код_20_stdin">03.14.21:root@debian:/usr/local/mysql </text:p>
      <text:p text:style-name="код_20_stdin">&gt; ./bin/mysql_fi </text:p>
      <text:p text:style-name="код_20_stdout">mysql_find_rows <text:s text:c="12"/>mysql_fix_privilege_tables </text:p>
      <text:p text:style-name="код_20_stdout">mysql_fix_extensions <text:s text:c="7"/></text:p>
      <text:p text:style-name="Text_20_body">Две утилиты <text:span text:style-name="T5">mysql_fix_extensions</text:span> и <text:span text:style-name="T5">mysql_fix_privilege_tables</text:span> — обе предназначен для исправления ошибок, мы используем вторую для исправления системных таблиц.</text:p>
      <text:p text:style-name="код_20_stdin">03.14.21:root@debian:/usr/local/mysql </text:p>
      <text:p text:style-name="код_20_stdin">&gt; ./bin/mysql_fix_privilege_tables </text:p>
      <text:p text:style-name="код_20_stdout">This script updates all the mysql privilege tables to be usable by </text:p>
      <text:p text:style-name="код_20_stdout">the current version of MySQL </text:p>
      <text:p text:style-name="код_20_stdout"/>
      <text:p text:style-name="код_20_stdout">done </text:p>
      <text:p text:style-name="Text_20_body">Исправлены системные таблицы</text:p>
      <text:p text:style-name="код_20_stdin">03.17.18:root@debian:/usr/local/mysql </text:p>
      <text:p text:style-name="код_20_stdin">&gt; ./bin/mysqladmin<text:note text:id="ftn6" text:note-class="footnote"><text:note-citation>6</text:note-citation><text:note-body><text:p text:style-name="Footnote"><text:span text:style-name="T5">mysqladmin</text:span> — стандартный инструмент СУБД MYSQL, для администраторов</text:p></text:note-body></text:note> -u root password 'root' </text:p>
      <text:p text:style-name="код_20_stdout">./bin/mysqladmin: connect to server at 'localhost' failed </text:p>
      <text:p text:style-name="код_20_stdout">error: 'Access denied for user 'root'@'localhost' (using password: NO)' </text:p>
      <text:p text:style-name="Text_20_body">При попытке соединится с базой мы не можем пройти аутентификацию, т. к. системные таблицы не содержат данные — это мы увидим ниже.</text:p>
      <text:p text:style-name="код_20_stdin">03.21.31:root@debian:/usr/local/mysql </text:p>
      <text:p text:style-name="код_20_stdin">&gt; killall -9 mysqld </text:p>
      <text:p text:style-name="код_20_stdin">03.21.49:root@debian:/usr/local/mysql </text:p>
      <text:p text:style-name="код_20_stdin">&gt; killall -9 mysqld_safe </text:p>
      <text:p text:style-name="Text_20_body">Уничтожаем экземпляры демонов mysql. Возможно данное действие не обязательно, т. к. нам снова придется запускать демона дальше.</text:p>
      <text:h text:style-name="Heading_20_2" text:outline-level="2">Восстановление пользователя mysql - root</text:h>
      <text:p text:style-name="Text_20_body">На терминале 1 заново запускаем обычного демона mysqld (наверно можно и mysqld_safe), с пропуском таблиц доступа.</text:p>
      <text:p text:style-name="код">==== on term 1 === </text:p>
      <text:p text:style-name="код_20_stdin">03.23.30:root@debian:/usr/local/mysql </text:p>
      <text:p text:style-name="код_20_stdin">&gt; ./bin/mysqld --user=mysql --basedir=/usr/local/mysql --skip-grant-tables </text:p>
      <text:p text:style-name="код_20_stdout">InnoDB: The log sequence number in ibdata files does not match </text:p>
      <text:p text:style-name="код_20_stdout">InnoDB: the log sequence number in the ib_logfiles! </text:p>
      <text:p text:style-name="код_20_stdout">090525 <text:s/>3:24:12 <text:s/>InnoDB: Database was not shut down normally! </text:p>
      <text:p text:style-name="код_20_stdout">InnoDB: Starting crash recovery. </text:p>
      <text:p text:style-name="код_20_stdout">InnoDB: Reading tablespace information from the .ibd files... </text:p>
      <text:p text:style-name="код_20_stdout">InnoDB: Restoring possible half-written data pages from the doublewrite </text:p>
      <text:p text:style-name="код_20_stdout">InnoDB: buffer... </text:p>
      <text:p text:style-name="код_20_stdout">090525 <text:s/>3:24:12 <text:s/>InnoDB: Started; log sequence number 0 46409 </text:p>
      <text:p text:style-name="код_20_stdout">090525 <text:s/>3:24:12 [Note] Recovering after a crash using mysql-bin </text:p>
      <text:p text:style-name="код_20_stdout">090525 <text:s/>3:24:12 [Note] Starting crash recovery... </text:p>
      <text:p text:style-name="код_20_stdout">090525 <text:s/>3:24:12 [Note] Crash recovery finished. </text:p>
      <text:p text:style-name="код_20_stdout">090525 <text:s/>3:24:12 [Note] ./bin/mysqld: ready for connections. </text:p>
      <text:p text:style-name="код_20_stdout">Version: '5.1.34-log' <text:s/>socket: '/tmp/mysql.sock' <text:s/>port: 3306 <text:s/>MySQL Community Server (GPL) </text:p>
      <text:p text:style-name="Text_20_body">Демон успешно запущен</text:p>
      <text:p text:style-name="Text_20_body">На терминале 2 согласно рекомендациям SUN пытаемся сбросить пароль пользователя root СУБД.</text:p>
      <text:p text:style-name="код">==== on term 2 === </text:p>
      <text:p text:style-name="код_20_stdin">03.24.01:root@debian:/usr/local/mysql </text:p>
      <text:p text:style-name="код_20_stdin">&gt; ./bin/mysqladmin -u root password 'root' </text:p>
      <text:p text:style-name="код_20_stdout">./bin/mysqladmin: </text:p>
      <text:p text:style-name="код_20_stdout">You cannot use 'password' command as mysqld runs </text:p>
      <text:p text:style-name="код_20_stdout"><text:s/>with grant tables disabled (was started with --skip-grant-tables). </text:p>
      <text:p text:style-name="код_20_stdout">Use: "mysqladmin flush-privileges password '*'" instead </text:p>
      <text:p text:style-name="код_20_stdin">&gt; ./bin/mysqladmin <text:s/>flush-privileges password 'root' </text:p>
      <text:p text:style-name="код_20_stdout">./bin/mysqladmin: unable to change password; error: 'Can't find any matching row in the user table' </text:p>
      <text:p text:style-name="код_20_stdin">03.42.35:root@debian:/usr/local/mysql </text:p>
      <text:p text:style-name="код_20_stdin">&gt; killall -9 mysqld </text:p>
      <text:p text:style-name="Text_20_body">Согласно инструкции SUN у нас не получается из-за той же причины — отсутствие записей в системных таблицах. По этому мы снова запускаем версию mysqld_safe.</text:p>
      <text:h text:style-name="Heading_20_3" text:outline-level="3">Запуск mysqld_safe</text:h>
      <text:p text:style-name="код">==== on term 1 === </text:p>
      <text:p text:style-name="код_20_stdin">03.51.49:root@debian:/usr/local/mysql </text:p>
      <text:p text:style-name="код_20_stdin">&gt; ./bin/mysqld_safe --user=mysql --basedir=/usr/local/mysql --skip-grant-tables </text:p>
      <text:p text:style-name="код_20_stdout">090525 03:53:00 mysqld_safe Logging to '/usr/local/mysql/data/debian.err'. </text:p>
      <text:p text:style-name="код_20_stdout">090525 03:53:01 mysqld_safe Starting mysqld daemon with databases from /usr/local/mysql/data </text:p>
      <text:p text:style-name="Text_20_body">Данная конструкция работает</text:p>
      <text:h text:style-name="Heading_20_3" text:outline-level="3">Выполнение запросов к СУБД</text:h>
      <text:p text:style-name="Text_20_body">Согласно документации SUN / MYSQL AB. Добавить или изменить пользователя, а так же его привилегии можно, если записать соответствующие данные в системные таблицы, что мы и будем делать.</text:p>
      <text:p text:style-name="код">==== on term 2 === </text:p>
      <text:p text:style-name="код_20_stdin">03.55.14:root@debian:/usr/local/mysql </text:p>
      <text:p text:style-name="код_20_stdin">&gt; ./bin/mysql </text:p>
      <text:p text:style-name="код_20_stdout">Welcome to the MySQL monitor. <text:s/>Commands end with ; or \g. </text:p>
      <text:p text:style-name="код_20_stdout">Your MySQL connection id is 1 </text:p>
      <text:p text:style-name="код_20_stdout">Server version: 5.1.34-log MySQL Community Server (GPL) </text:p>
      <text:p text:style-name="код"/>
      <text:p text:style-name="код_20_stdout">Type 'help;' or '\h' for help. Type '\c' to clear the current input statement. </text:p>
      <text:p text:style-name="Text_20_body">Вход осуществлен без проверки пароля, т. к. демон был запущен с опцией <text:span text:style-name="T5">--skip-grant-tables</text:span> (с пропуском таблиц доступа)</text:p>
      <text:p text:style-name="код"/>
      <text:p text:style-name="код_20_stdin">mysql&gt; show databases; </text:p>
      <text:p text:style-name="код_20_stdout">+--------------------+ </text:p>
      <text:p text:style-name="код_20_stdout">| Database <text:s text:c="10"/>| </text:p>
      <text:p text:style-name="код_20_stdout">+--------------------+ </text:p>
      <text:p text:style-name="код_20_stdout">| information_schema | </text:p>
      <text:p text:style-name="код_20_stdout">| mysql <text:s text:c="13"/>| </text:p>
      <text:p text:style-name="код_20_stdout">| test <text:s text:c="14"/>| </text:p>
      <text:p text:style-name="код_20_stdout">+--------------------+ </text:p>
      <text:p text:style-name="код_20_stdout">3 rows in set (0.00 sec) </text:p>
      <text:p text:style-name="Text_20_body">Вот какие у нас имеются схемы субд (базы данных в терминах MYSQL).</text:p>
      <text:p text:style-name="код_20_stdin">mysql&gt; use mysql </text:p>
      <text:p text:style-name="код_20_stdout">Database changed </text:p>
      <text:p text:style-name="Text_20_body">Используем системную базу - <text:span text:style-name="T5">mysql</text:span></text:p>
      <text:p text:style-name="код_20_stdin">mysql&gt; show tables; </text:p>
      <text:p text:style-name="код_20_stdout">+---------------------------+ </text:p>
      <text:p text:style-name="код_20_stdout">| Tables_in_mysql <text:s text:c="10"/>| </text:p>
      <text:p text:style-name="код_20_stdout">+---------------------------+ </text:p>
      <text:p text:style-name="код_20_stdout">| columns_priv <text:s text:c="13"/>| </text:p>
      <text:p text:style-name="код_20_stdout">| db <text:s text:c="23"/>| </text:p>
      <text:p text:style-name="код_20_stdout">| event <text:s text:c="20"/>| </text:p>
      <text:p text:style-name="код_20_stdout">| func <text:s text:c="21"/>| </text:p>
      <text:p text:style-name="код_20_stdout">| general_log <text:s text:c="14"/>| </text:p>
      <text:p text:style-name="код_20_stdout">| help_category <text:s text:c="12"/>| </text:p>
      <text:p text:style-name="код_20_stdout">| help_keyword <text:s text:c="13"/>| </text:p>
      <text:p text:style-name="код_20_stdout">| help_relation <text:s text:c="12"/>| </text:p>
      <text:p text:style-name="код_20_stdout">| help_topic <text:s text:c="15"/>| </text:p>
      <text:p text:style-name="код_20_stdout">| host <text:s text:c="21"/>| </text:p>
      <text:p text:style-name="код_20_stdout">| ndb_binlog_index <text:s text:c="9"/>| </text:p>
      <text:p text:style-name="код_20_stdout">| plugin <text:s text:c="19"/>| </text:p>
      <text:p text:style-name="код_20_stdout">| proc <text:s text:c="21"/>| </text:p>
      <text:p text:style-name="код_20_stdout">| procs_priv <text:s text:c="15"/>| </text:p>
      <text:p text:style-name="код_20_stdout">| servers <text:s text:c="18"/>| </text:p>
      <text:p text:style-name="код_20_stdout">| slow_log <text:s text:c="17"/>| </text:p>
      <text:p text:style-name="код_20_stdout">| tables_priv <text:s text:c="14"/>| </text:p>
      <text:p text:style-name="код_20_stdout">| time_zone <text:s text:c="16"/>| </text:p>
      <text:p text:style-name="код_20_stdout">| time_zone_leap_second <text:s text:c="4"/>| </text:p>
      <text:p text:style-name="код_20_stdout">| time_zone_name <text:s text:c="11"/>| </text:p>
      <text:p text:style-name="код_20_stdout">| time_zone_transition <text:s text:c="5"/>| </text:p>
      <text:p text:style-name="код_20_stdout">| time_zone_transition_type | </text:p>
      <text:p text:style-name="код_20_stdout">| user <text:s text:c="21"/>| </text:p>
      <text:p text:style-name="код_20_stdout">+---------------------------+ </text:p>
      <text:p text:style-name="код_20_stdout">23 rows in set (0.01 sec) </text:p>
      <text:p text:style-name="Text_20_body">А это список таблиц в системной базе, смотрим что у нас с пользователями.</text:p>
      <text:p text:style-name="код_20_stdin">mysql&gt; select count(*) from user; </text:p>
      <text:p text:style-name="код_20_stdout">+----------+ </text:p>
      <text:p text:style-name="код_20_stdout">| count(*) | </text:p>
      <text:p text:style-name="код_20_stdout">+----------+ </text:p>
      <text:p text:style-name="код_20_stdout">| <text:s text:c="7"/>0 | </text:p>
      <text:p text:style-name="код_20_stdout">+----------+ </text:p>
      <text:p text:style-name="код_20_stdout">1 row in set (0.00 sec) </text:p>
      <text:p text:style-name="Text_20_body">Пользователи отсутствуют — это и есть основная причина по которой нас не пускали в базу. Смотрим описание таблицы <text:span text:style-name="T5">user</text:span>.</text:p>
      <text:p text:style-name="код_20_stdin">mysql&gt; desc user; </text:p>
      <text:p text:style-name="код_20_stdout">+-----------------------+-----------------------------------+------+-----+---------+-------+ </text:p>
      <text:p text:style-name="код_20_stdout">| Field <text:s text:c="16"/>| Type <text:s text:c="29"/>| Null | Key | Default | Extra | </text:p>
      <text:p text:style-name="код_20_stdout">+-----------------------+-----------------------------------+------+-----+---------+-------+ </text:p>
      <text:p text:style-name="код_20_stdout">| Host <text:s text:c="17"/>| char(60) <text:s text:c="25"/>| NO <text:s text:c="2"/>| PRI | <text:s text:c="8"/>| <text:s text:c="6"/>| </text:p>
      <text:p text:style-name="код_20_stdout">| User <text:s text:c="17"/>| char(16) <text:s text:c="25"/>| NO <text:s text:c="2"/>| PRI | <text:s text:c="8"/>| <text:s text:c="6"/>| </text:p>
      <text:p text:style-name="код_20_stdout">| Password <text:s text:c="13"/>| char(41) <text:s text:c="25"/>| NO <text:s text:c="2"/>| <text:s text:c="4"/>| <text:s text:c="8"/>| <text:s text:c="6"/>| </text:p>
      <text:p text:style-name="код_20_stdout">| Select_priv <text:s text:c="10"/>| enum('N','Y') <text:s text:c="20"/>| NO <text:s text:c="2"/>| <text:s text:c="4"/>| N <text:s text:c="6"/>| <text:s text:c="6"/>| </text:p>
      <text:p text:style-name="код_20_stdout">| Insert_priv <text:s text:c="10"/>| enum('N','Y') <text:s text:c="20"/>| NO <text:s text:c="2"/>| <text:s text:c="4"/>| N <text:s text:c="6"/>| <text:s text:c="6"/>| </text:p>
      <text:p text:style-name="код_20_stdout">| Update_priv <text:s text:c="10"/>| enum('N','Y') <text:s text:c="20"/>| NO <text:s text:c="2"/>| <text:s text:c="4"/>| N <text:s text:c="6"/>| <text:s text:c="6"/>| </text:p>
      <text:p text:style-name="код_20_stdout">| Delete_priv <text:s text:c="10"/>| enum('N','Y') <text:s text:c="20"/>| NO <text:s text:c="2"/>| <text:s text:c="4"/>| N <text:s text:c="6"/>| <text:s text:c="6"/>| </text:p>
      <text:p text:style-name="код_20_stdout">| Create_priv <text:s text:c="10"/>| enum('N','Y') <text:s text:c="20"/>| NO <text:s text:c="2"/>| <text:s text:c="4"/>| N <text:s text:c="6"/>| <text:s text:c="6"/>| </text:p>
      <text:p text:style-name="код_20_stdout">| Drop_priv <text:s text:c="12"/>| enum('N','Y') <text:s text:c="20"/>| NO <text:s text:c="2"/>| <text:s text:c="4"/>| N <text:s text:c="6"/>| <text:s text:c="6"/>| </text:p>
      <text:p text:style-name="код_20_stdout">| Reload_priv <text:s text:c="10"/>| enum('N','Y') <text:s text:c="20"/>| NO <text:s text:c="2"/>| <text:s text:c="4"/>| N <text:s text:c="6"/>| <text:s text:c="6"/>| </text:p>
      <text:p text:style-name="код_20_stdout">| Shutdown_priv <text:s text:c="8"/>| enum('N','Y') <text:s text:c="20"/>| NO <text:s text:c="2"/>| <text:s text:c="4"/>| N <text:s text:c="6"/>| <text:s text:c="6"/>| </text:p>
      <text:p text:style-name="код_20_stdout">| Process_priv <text:s text:c="9"/>| enum('N','Y') <text:s text:c="20"/>| NO <text:s text:c="2"/>| <text:s text:c="4"/>| N <text:s text:c="6"/>| <text:s text:c="6"/>| </text:p>
      <text:p text:style-name="код_20_stdout">| File_priv <text:s text:c="12"/>| enum('N','Y') <text:s text:c="20"/>| NO <text:s text:c="2"/>| <text:s text:c="4"/>| N <text:s text:c="6"/>| <text:s text:c="6"/>| </text:p>
      <text:p text:style-name="код_20_stdout">| Grant_priv <text:s text:c="11"/>| enum('N','Y') <text:s text:c="20"/>| NO <text:s text:c="2"/>| <text:s text:c="4"/>| N <text:s text:c="6"/>| <text:s text:c="6"/>| </text:p>
      <text:p text:style-name="код_20_stdout">| References_priv <text:s text:c="6"/>| enum('N','Y') <text:s text:c="20"/>| NO <text:s text:c="2"/>| <text:s text:c="4"/>| N <text:s text:c="6"/>| <text:s text:c="6"/>| </text:p>
      <text:p text:style-name="код_20_stdout">| Index_priv <text:s text:c="11"/>| enum('N','Y') <text:s text:c="20"/>| NO <text:s text:c="2"/>| <text:s text:c="4"/>| N <text:s text:c="6"/>| <text:s text:c="6"/>| </text:p>
      <text:p text:style-name="код_20_stdout">| Alter_priv <text:s text:c="11"/>| enum('N','Y') <text:s text:c="20"/>| NO <text:s text:c="2"/>| <text:s text:c="4"/>| N <text:s text:c="6"/>| <text:s text:c="6"/>| </text:p>
      <text:p text:style-name="код_20_stdout">| Show_db_priv <text:s text:c="9"/>| enum('N','Y') <text:s text:c="20"/>| NO <text:s text:c="2"/>| <text:s text:c="4"/>| N <text:s text:c="6"/>| <text:s text:c="6"/>| </text:p>
      <text:p text:style-name="код_20_stdout">| Super_priv <text:s text:c="11"/>| enum('N','Y') <text:s text:c="20"/>| NO <text:s text:c="2"/>| <text:s text:c="4"/>| N <text:s text:c="6"/>| <text:s text:c="6"/>| </text:p>
      <text:p text:style-name="код_20_stdout">| Create_tmp_table_priv | enum('N','Y') <text:s text:c="20"/>| NO <text:s text:c="2"/>| <text:s text:c="4"/>| N <text:s text:c="6"/>| <text:s text:c="6"/>| </text:p>
      <text:p text:style-name="код_20_stdout">| Lock_tables_priv <text:s text:c="5"/>| enum('N','Y') <text:s text:c="20"/>| NO <text:s text:c="2"/>| <text:s text:c="4"/>| N <text:s text:c="6"/>| <text:s text:c="6"/>| </text:p>
      <text:p text:style-name="код_20_stdout">| Execute_priv <text:s text:c="9"/>| enum('N','Y') <text:s text:c="20"/>| NO <text:s text:c="2"/>| <text:s text:c="4"/>| N <text:s text:c="6"/>| <text:s text:c="6"/>| </text:p>
      <text:p text:style-name="код_20_stdout">| Repl_slave_priv <text:s text:c="6"/>| enum('N','Y') <text:s text:c="20"/>| NO <text:s text:c="2"/>| <text:s text:c="4"/>| N <text:s text:c="6"/>| <text:s text:c="6"/>| </text:p>
      <text:p text:style-name="код_20_stdout">| Repl_client_priv <text:s text:c="5"/>| enum('N','Y') <text:s text:c="20"/>| NO <text:s text:c="2"/>| <text:s text:c="4"/>| N <text:s text:c="6"/>| <text:s text:c="6"/>| </text:p>
      <text:p text:style-name="код_20_stdout">| Create_view_priv <text:s text:c="5"/>| enum('N','Y') <text:s text:c="20"/>| NO <text:s text:c="2"/>| <text:s text:c="4"/>| N <text:s text:c="6"/>| <text:s text:c="6"/>| </text:p>
      <text:p text:style-name="код_20_stdout">| Show_view_priv <text:s text:c="7"/>| enum('N','Y') <text:s text:c="20"/>| NO <text:s text:c="2"/>| <text:s text:c="4"/>| N <text:s text:c="6"/>| <text:s text:c="6"/>| </text:p>
      <text:p text:style-name="код_20_stdout">| Create_routine_priv <text:s text:c="2"/>| enum('N','Y') <text:s text:c="20"/>| NO <text:s text:c="2"/>| <text:s text:c="4"/>| N <text:s text:c="6"/>| <text:s text:c="6"/>| </text:p>
      <text:p text:style-name="код_20_stdout">| Alter_routine_priv <text:s text:c="3"/>| enum('N','Y') <text:s text:c="20"/>| NO <text:s text:c="2"/>| <text:s text:c="4"/>| N <text:s text:c="6"/>| <text:s text:c="6"/>| </text:p>
      <text:p text:style-name="код_20_stdout">| Create_user_priv <text:s text:c="5"/>| enum('N','Y') <text:s text:c="20"/>| NO <text:s text:c="2"/>| <text:s text:c="4"/>| N <text:s text:c="6"/>| <text:s text:c="6"/>| </text:p>
      <text:p text:style-name="код_20_stdout">| Event_priv <text:s text:c="11"/>| enum('N','Y') <text:s text:c="20"/>| NO <text:s text:c="2"/>| <text:s text:c="4"/>| N <text:s text:c="6"/>| <text:s text:c="6"/>| </text:p>
      <text:p text:style-name="код_20_stdout">| Trigger_priv <text:s text:c="9"/>| enum('N','Y') <text:s text:c="20"/>| NO <text:s text:c="2"/>| <text:s text:c="4"/>| N <text:s text:c="6"/>| <text:s text:c="6"/>| </text:p>
      <text:p text:style-name="код_20_stdout">| ssl_type <text:s text:c="13"/>| enum('','ANY','X509','SPECIFIED') | NO <text:s text:c="2"/>| <text:s text:c="4"/>| <text:s text:c="8"/>| <text:s text:c="6"/>| </text:p>
      <text:p text:style-name="код_20_stdout">| ssl_cipher <text:s text:c="11"/>| blob <text:s text:c="29"/>| NO <text:s text:c="2"/>| <text:s text:c="4"/>| NULL <text:s text:c="3"/>| <text:s text:c="6"/>| </text:p>
      <text:p text:style-name="код_20_stdout">| x509_issuer <text:s text:c="10"/>| blob <text:s text:c="29"/>| NO <text:s text:c="2"/>| <text:s text:c="4"/>| NULL <text:s text:c="3"/>| <text:s text:c="6"/>| </text:p>
      <text:p text:style-name="код_20_stdout">| x509_subject <text:s text:c="9"/>| blob <text:s text:c="29"/>| NO <text:s text:c="2"/>| <text:s text:c="4"/>| NULL <text:s text:c="3"/>| <text:s text:c="6"/>| </text:p>
      <text:p text:style-name="код_20_stdout">| max_questions <text:s text:c="8"/>| int(11) unsigned <text:s text:c="17"/>| NO <text:s text:c="2"/>| <text:s text:c="4"/>| 0 <text:s text:c="6"/>| <text:s text:c="6"/>| </text:p>
      <text:p text:style-name="код_20_stdout">| max_updates <text:s text:c="10"/>| int(11) unsigned <text:s text:c="17"/>| NO <text:s text:c="2"/>| <text:s text:c="4"/>| 0 <text:s text:c="6"/>| <text:s text:c="6"/>| </text:p>
      <text:p text:style-name="код_20_stdout">| max_connections <text:s text:c="6"/>| int(11) unsigned <text:s text:c="17"/>| NO <text:s text:c="2"/>| <text:s text:c="4"/>| 0 <text:s text:c="6"/>| <text:s text:c="6"/>| </text:p>
      <text:p text:style-name="код_20_stdout">| max_user_connections <text:s/>| int(11) unsigned <text:s text:c="17"/>| NO <text:s text:c="2"/>| <text:s text:c="4"/>| 0 <text:s text:c="6"/>| <text:s text:c="6"/>| </text:p>
      <text:p text:style-name="код_20_stdout">+-----------------------+-----------------------------------+------+-----+---------+-------+ </text:p>
      <text:p text:style-name="код_20_stdout">39 rows in set (0.01 sec) </text:p>
      <text:p text:style-name="код_20_stdin"/>
      <text:p text:style-name="Text_20_body">Добавляем пользователя <text:span text:style-name="T5">root</text:span> с паролем <text:span text:style-name="T5">root</text:span>, для хоста <text:span text:style-name="T5">localhost</text:span></text:p>
      <text:p text:style-name="код_20_stdin">mysql&gt; insert into user (host,user,password) values ('localhost','root',password('root')); </text:p>
      <text:p text:style-name="код_20_stdout">Query OK, 1 row affected, 3 warnings (0.01 sec) </text:p>
      <text:p text:style-name="код_20_stdout"/>
      <text:p text:style-name="Text_20_body">Наделяем пользователя всеми возможными привилегиями</text:p>
      <text:p text:style-name="код_20_stdin">mysql&gt; update user set select_priv='Y', Insert_priv='Y', Update_priv='Y', Delete_priv='Y', Create_priv='Y', Drop_priv='Y', Reload_priv='Y', Shutdown_priv='Y', Process_priv='Y', File_priv='Y', Grant_priv='Y', References_priv='Y', Index_priv='Y', Alter_priv='Y', Show_db_priv='Y', Super_priv='Y', Create_tmp_table_priv='Y', Lock_tables_priv='Y', Execute_priv='Y', Repl_slave_priv='Y', Repl_client_priv='Y', Create_view_priv='Y', Show_view_priv='Y', Create_routine_priv='Y', Alter_routine_priv='Y', Create_user_priv='Y', Event_priv='Y', Trigger_priv='Y'; </text:p>
      <text:p text:style-name="код_20_stdout">Query OK, 1 row affected (0.00 sec) </text:p>
      <text:p text:style-name="код_20_stdout">Rows matched: 1 <text:s/>Changed: 1 <text:s/>Warnings: 0 </text:p>
      <text:p text:style-name="код"/>
      <text:p text:style-name="код_20_stdin">mysql&gt; exit </text:p>
      <text:p text:style-name="код_20_stdout">Bye </text:p>
      <text:p text:style-name="Text_20_body">Завершаем работу демона mysql как полагается.</text:p>
      <text:p text:style-name="код_20_stdin">04.15.23:root@debian:/usr/local/mysql </text:p>
      <text:p text:style-name="код_20_stdin">&gt; ./bin/mysqladmin -u root -proot shutdown </text:p>
      <text:h text:style-name="Heading_20_2" text:outline-level="2">Установка переменной PATH</text:h>
      <text:p text:style-name="Text_20_body">В профиле пользователя mysql (т. е. для оболочки bash — файл ~/.bashrc; для оболочки sh — файл ~/.profile) добавляем строку в конец</text:p>
      <text:p text:style-name="код">export PATH="/usr/local/mysql/bin:$PATH"</text:p>
      <text:p text:style-name="Text_20_body">Тем самым указываем в переменной PATH путь доступа к утилитам mysql, mysqladmin и другим.</text:p>
      <text:h text:style-name="Heading_20_2" text:outline-level="2">Установка прав на каталоги MYSQL</text:h>
      <text:p text:style-name="Text_20_body">После того как все заработало, меняем права доступа к файлам данных, так что бы только пользователь mysql имел доступ.</text:p>
      <text:p text:style-name="Text_20_body">Смотрим текущее состояние</text:p>
      <text:p text:style-name="код_20_stdin">05.07.41:root@debian:/usr/local/mysql </text:p>
      <text:p text:style-name="код_20_stdin">&gt; ls -la </text:p>
      <text:p text:style-name="код_20_stdout">итого 96 </text:p>
      <text:p text:style-name="код_20_stdout">drwxr-xr-x 13 mysql mysql <text:s/>4096 Май 25 03:04 . </text:p>
      <text:p text:style-name="код_20_stdout">drwxrwsr-x 11 root <text:s/>staff <text:s/>4096 Май 25 02:52 .. </text:p>
      <text:p text:style-name="код_20_stdout"><text:soft-page-break/>drwxr-xr-x <text:s/>2 mysql mysql <text:s/>4096 Апр <text:s/>1 03:35 bin </text:p>
      <text:p text:style-name="код_20_stdout">-rw-r--r-- <text:s/>1 mysql mysql 19071 Апр <text:s/>1 03:35 COPYING </text:p>
      <text:p text:style-name="код_20_stdout">drwxr-x--- <text:s/>4 mysql mysql <text:s/>4096 Май 25 04:15 data </text:p>
      <text:p text:style-name="код_20_stdout">drwxr-xr-x <text:s/>2 mysql mysql <text:s/>4096 Апр <text:s/>1 03:35 docs </text:p>
      <text:p text:style-name="код_20_stdout">-rw-r--r-- <text:s/>1 mysql mysql <text:s/>5139 Апр <text:s/>1 03:35 EXCEPTIONS-CLIENT </text:p>
      <text:p text:style-name="код_20_stdout">drwxr-xr-x <text:s/>2 mysql mysql <text:s/>4096 Апр <text:s/>1 03:35 include </text:p>
      <text:p text:style-name="код_20_stdout">-rw-r--r-- <text:s/>1 mysql mysql <text:s/>8769 Апр <text:s/>1 03:35 INSTALL-BINARY </text:p>
      <text:p text:style-name="код_20_stdout">drwxr-xr-x <text:s/>3 mysql mysql <text:s/>4096 Апр <text:s/>1 03:35 lib </text:p>
      <text:p text:style-name="код_20_stdout">drwxr-xr-x <text:s/>4 mysql mysql <text:s/>4096 Апр <text:s/>1 03:35 man </text:p>
      <text:p text:style-name="код_20_stdout">drwxr-xr-x 10 mysql mysql <text:s/>4096 Апр <text:s/>1 03:35 mysql-test </text:p>
      <text:p text:style-name="код_20_stdout">-rw-r--r-- <text:s/>1 mysql mysql <text:s/>1410 Апр <text:s/>1 03:35 README </text:p>
      <text:p text:style-name="код_20_stdout">drwxr-xr-x <text:s/>2 mysql mysql <text:s/>4096 Апр <text:s/>1 03:35 scripts </text:p>
      <text:p text:style-name="код_20_stdout">drwxr-xr-x 27 mysql mysql <text:s/>4096 Апр <text:s/>1 03:35 share </text:p>
      <text:p text:style-name="код_20_stdout">drwxr-xr-x <text:s/>5 mysql mysql <text:s/>4096 Апр <text:s/>1 03:35 sql-bench </text:p>
      <text:p text:style-name="код_20_stdout">drwxr-xr-x <text:s/>2 mysql mysql <text:s/>4096 Апр <text:s/>1 03:35 support-files </text:p>
      <text:p text:style-name="Text_20_body">Меняем права согласно инструкции</text:p>
      <text:p text:style-name="код_20_stdin">05.07.44:root@debian:/usr/local/mysql </text:p>
      <text:p text:style-name="код_20_stdin">&gt; chown -R root . </text:p>
      <text:p text:style-name="код_20_stdin">05.08.35:root@debian:/usr/local/mysql </text:p>
      <text:p text:style-name="код_20_stdin">&gt; chown -R mysql data </text:p>
      <text:p text:style-name="код_20_stdin">05.08.47:root@debian:/usr/local/mysql </text:p>
      <text:p text:style-name="код_20_stdin">&gt; ls -la </text:p>
      <text:p text:style-name="код_20_stdout">итого 96 </text:p>
      <text:p text:style-name="код_20_stdout">drwxr-xr-x 13 root <text:s/>mysql <text:s/>4096 Май 25 03:04 . </text:p>
      <text:p text:style-name="код_20_stdout">drwxrwsr-x 11 root <text:s/>staff <text:s/>4096 Май 25 02:52 .. </text:p>
      <text:p text:style-name="код_20_stdout">drwxr-xr-x <text:s/>2 root <text:s/>mysql <text:s/>4096 Апр <text:s/>1 03:35 bin </text:p>
      <text:p text:style-name="код_20_stdout">-rw-r--r-- <text:s/>1 root <text:s/>mysql 19071 Апр <text:s/>1 03:35 COPYING </text:p>
      <text:p text:style-name="код_20_stdout">drwxr-x--- <text:s/>4 mysql mysql <text:s/>4096 Май 25 04:15 data </text:p>
      <text:p text:style-name="код_20_stdout">drwxr-xr-x <text:s/>2 root <text:s/>mysql <text:s/>4096 Апр <text:s/>1 03:35 docs </text:p>
      <text:p text:style-name="код_20_stdout">-rw-r--r-- <text:s/>1 root <text:s/>mysql <text:s/>5139 Апр <text:s/>1 03:35 EXCEPTIONS-CLIENT </text:p>
      <text:p text:style-name="код_20_stdout">drwxr-xr-x <text:s/>2 root <text:s/>mysql <text:s/>4096 Апр <text:s/>1 03:35 include </text:p>
      <text:p text:style-name="код_20_stdout">-rw-r--r-- <text:s/>1 root <text:s/>mysql <text:s/>8769 Апр <text:s/>1 03:35 INSTALL-BINARY </text:p>
      <text:p text:style-name="код_20_stdout">drwxr-xr-x <text:s/>3 root <text:s/>mysql <text:s/>4096 Апр <text:s/>1 03:35 lib </text:p>
      <text:p text:style-name="код_20_stdout">drwxr-xr-x <text:s/>4 root <text:s/>mysql <text:s/>4096 Апр <text:s/>1 03:35 man </text:p>
      <text:p text:style-name="код_20_stdout">drwxr-xr-x 10 root <text:s/>mysql <text:s/>4096 Апр <text:s/>1 03:35 mysql-test </text:p>
      <text:p text:style-name="код_20_stdout"><text:soft-page-break/>-rw-r--r-- <text:s/>1 root <text:s/>mysql <text:s/>1410 Апр <text:s/>1 03:35 README </text:p>
      <text:p text:style-name="код_20_stdout">drwxr-xr-x <text:s/>2 root <text:s/>mysql <text:s/>4096 Апр <text:s/>1 03:35 scripts </text:p>
      <text:p text:style-name="код_20_stdout">drwxr-xr-x 27 root <text:s/>mysql <text:s/>4096 Апр <text:s/>1 03:35 share </text:p>
      <text:p text:style-name="код_20_stdout">drwxr-xr-x <text:s/>5 root <text:s/>mysql <text:s/>4096 Апр <text:s/>1 03:35 sql-bench </text:p>
      <text:p text:style-name="код_20_stdout">drwxr-xr-x <text:s/>2 root <text:s/>mysql <text:s/>4096 Апр <text:s/>1 03:35 support-files </text:p>
      <text:h text:style-name="Heading_20_2" text:outline-level="2">Создание службы MYSQL</text:h>
      <text:p text:style-name="Text_20_body">Последний этап, это заставить базу (СУБД) автоматически вместе с включением сервера запускаться и останавливаться соответственно. Для этого выполем следующие действия:</text:p>
      <text:p text:style-name="код_20_stdin">&gt; cd /etc/init.d/ </text:p>
      <text:p text:style-name="код_20_stdin">05.37.32:root@debian:/etc/init.d </text:p>
      <text:p text:style-name="Text_20_body">Копируем скрипт для запуска/остановки службы</text:p>
      <text:p text:style-name="код_20_stdin">&gt; cp /usr/local/mysql/support-files/mysql.server /etc/init.d/ </text:p>
      <text:p text:style-name="код_20_stdin">05.48.21:root@debian:/etc/init.d </text:p>
      <text:p text:style-name="Text_20_body">И правим его содержимое</text:p>
      <text:p text:style-name="код_20_stdin">&gt; gedit mysql.server &amp; <text:note text:id="ftn7" text:note-class="footnote"><text:note-citation>7</text:note-citation><text:note-body><text:p text:style-name="Footnote"><text:span text:style-name="T5">gedit </text:span>— Графический текстовый редактор для среды GNOME</text:p></text:note-body></text:note></text:p>
      <text:p text:style-name="код_20_stdout">[1] 3112 </text:p>
      <text:p text:style-name="код_20_stdin">05.48.38:root@debian:/etc/init.d </text:p>
      <text:p text:style-name="код">&gt; </text:p>
      <text:p text:style-name="код_20_stdout">(gedit:3112): GnomeUI-WARNING **: While connecting to session manager: </text:p>
      <text:p text:style-name="код_20_stdout">Authentication Rejected, reason : None of the authentication protocols specified are supported and host-based authentication failed. </text:p>
      <text:p text:style-name="код"/>
      <text:p text:style-name="код_20_stdout">[1]+ <text:s/>Done <text:s text:c="19"/>gedit mysql.server </text:p>
      <text:p text:style-name="код_20_stdin">05.51.21:root@debian:/etc/init.d </text:p>
      <text:p text:style-name="код_20_stdin">&gt; more mysql.server </text:p>
      <text:p text:style-name="код_20_stdout">#!/bin/sh </text:p>
      <text:p text:style-name="код_20_stdout"># Copyright Abandoned 1996 TCX DataKonsult AB &amp; Monty Program KB &amp; Detron HB </text:p>
      <text:p text:style-name="код_20_stdout"># This file is public domain and comes with NO WARRANTY of any kind </text:p>
      <text:p text:style-name="код_20_stdout"/>
      <text:p text:style-name="код_20_stdout"># MySQL daemon start/stop script. </text:p>
      <text:p text:style-name="код_20_stdout"/>
      <text:p text:style-name="код_20_stdout"># Usually this is put in /etc/init.d (at least on machines SYSV R4 based </text:p>
      <text:p text:style-name="код_20_stdout"># systems) and linked to /etc/rc3.d/S99mysql and /etc/rc0.d/K01mysql. </text:p>
      <text:p text:style-name="код_20_stdout"># When this is done the mysql server will be started when the machine is </text:p>
      <text:p text:style-name="код_20_stdout"># started and shut down when the systems goes down. </text:p>
      <text:p text:style-name="код_20_stdout"/>
      <text:p text:style-name="код_20_stdout"># Comments to support chkconfig on RedHat Linux </text:p>
      <text:p text:style-name="код_20_stdout"># chkconfig: 2345 64 36 </text:p>
      <text:p text:style-name="код_20_stdout"># description: A very fast and reliable SQL database engine. </text:p>
      <text:p text:style-name="код_20_stdout"/>
      <text:p text:style-name="код_20_stdout"># Comments to support LSB init script conventions </text:p>
      <text:p text:style-name="код_20_stdout">### BEGIN INIT INFO </text:p>
      <text:p text:style-name="код_20_stdout"># Provides: mysql </text:p>
      <text:p text:style-name="код_20_stdout"># Required-Start: $local_fs $network $remote_fs </text:p>
      <text:p text:style-name="код_20_stdout"># Should-Start: ypbind nscd ldap ntpd xntpd </text:p>
      <text:p text:style-name="код_20_stdout"># Required-Stop: $local_fs $network $remote_fs </text:p>
      <text:p text:style-name="код_20_stdout"># Default-Start: <text:s/>2 3 4 5 </text:p>
      <text:p text:style-name="код_20_stdout"><text:soft-page-break/># Default-Stop: 0 1 6 </text:p>
      <text:p text:style-name="код_20_stdout"># Short-Description: start and stop MySQL </text:p>
      <text:p text:style-name="код_20_stdout"># Description: MySQL is a very fast and reliable SQL database engine. </text:p>
      <text:p text:style-name="код_20_stdout">### END INIT INFO </text:p>
      <text:p text:style-name="код_20_stdout"><text:s/></text:p>
      <text:p text:style-name="код_20_stdout"># If you install MySQL on some other places than /usr/local/mysql, then you </text:p>
      <text:p text:style-name="код_20_stdout"># have to do one of the following things for this script to work: </text:p>
      <text:p text:style-name="код_20_stdout"># </text:p>
      <text:p text:style-name="код_20_stdout"># - Run this script from within the MySQL installation directory </text:p>
      <text:p text:style-name="код_20_stdout"># - Create a /etc/my.cnf file with the following information: </text:p>
      <text:p text:style-name="код_20_stdout"># <text:s text:c="2"/>[mysqld] </text:p>
      <text:p text:style-name="код_20_stdout"># <text:s text:c="2"/>basedir=&lt;path-to-mysql-installation-directory&gt; </text:p>
      <text:p text:style-name="код_20_stdout"># - Add the above to any other configuration file (for example ~/.my.ini) </text:p>
      <text:p text:style-name="код_20_stdout"># <text:s text:c="2"/>and copy my_print_defaults to /usr/bin </text:p>
      <text:p text:style-name="код_20_stdout"># - Add the path to the mysql-installation-directory to the basedir variable </text:p>
      <text:p text:style-name="код_20_stdout"># <text:s text:c="2"/>below. </text:p>
      <text:p text:style-name="код_20_stdout"># </text:p>
      <text:p text:style-name="код_20_stdout"># If you want to affect other MySQL variables, you should make your changes </text:p>
      <text:p text:style-name="код_20_stdout"># in the /etc/my.cnf, ~/.my.cnf or other MySQL configuration files. </text:p>
      <text:p text:style-name="код_20_stdout"/>
      <text:p text:style-name="код_20_stdout"># If you change base dir, you must also change datadir. These may get </text:p>
      <text:p text:style-name="код_20_stdout"># overwritten by settings in the MySQL configuration files. </text:p>
      <text:p text:style-name="код_20_stdout"/>
      <text:p text:style-name="код_20_stdout">basedir=<text:span text:style-name="T5">/usr/local/mysql </text:span></text:p>
      <text:p text:style-name="код_20_stdout">datadir=<text:span text:style-name="T5">/usr/local/mysql/data </text:span></text:p>
      <text:p text:style-name="код_20_stdout"/>
      <text:p text:style-name="код_20_stdout"># Default value, in seconds, afterwhich the script should timeout waiting </text:p>
      <text:p text:style-name="код_20_stdout"># for server start. </text:p>
      <text:p text:style-name="код_20_stdout"># Value here is overriden by value in my.cnf. </text:p>
      <text:p text:style-name="Text_20_body">Прописываем базовый каталог — куда установлена сама база, и каталог где содержаться данные, это параметры <text:span text:style-name="T5">basedir</text:span> и <text:span text:style-name="T5">datadir</text:span> соответственно.</text:p>
      <text:p text:style-name="Text_20_body">Проверяем работу</text:p>
      <text:p text:style-name="код_20_stdin">05.52.02:root@debian:/etc/init.d </text:p>
      <text:p text:style-name="код_20_stdin">&gt; ./mysql.server </text:p>
      <text:p text:style-name="код_20_stdout">Usage: ./mysql.server <text:s/>{start|stop|restart|reload|force-reload|status} <text:s/>[ MySQL server options ] </text:p>
      <text:p text:style-name="код_20_stdin">05.56.17:root@debian:/etc/init.d </text:p>
      <text:p text:style-name="Text_20_body">Запускаем СУБД</text:p>
      <text:p text:style-name="код_20_stdin">&gt; ./mysql.server start </text:p>
      <text:p text:style-name="код_20_stdout">Starting MySQL.. </text:p>
      <text:p text:style-name="код_20_stdin">05.56.21:root@debian:/etc/init.d </text:p>
      <text:p text:style-name="Text_20_body">Смотрим статус</text:p>
      <text:p text:style-name="код_20_stdin">&gt; ./mysql.server status </text:p>
      <text:p text:style-name="код_20_stdout">MySQL running (3522). </text:p>
      <text:p text:style-name="код_20_stdin">05.56.31:root@debian:/etc/init.d </text:p>
      <text:p text:style-name="Text_20_body">Останавливаем</text:p>
      <text:p text:style-name="код_20_stdin">&gt; ./mysql.server stop </text:p>
      <text:p text:style-name="код_20_stdout">Shutting down MySQL... </text:p>
      <text:p text:style-name="код_20_stdin">05.56.48:root@debian:/etc/init.d </text:p>
      <text:p text:style-name="Text_20_body">Обновляем ссылки для запуска на соответствующих уровнях</text:p>
      <text:p text:style-name="код_20_stdin"><text:soft-page-break/>&gt; update-rc.d<text:note text:id="ftn8" text:note-class="footnote"><text:note-citation>8</text:note-citation><text:note-body><text:p text:style-name="Footnote"><text:span text:style-name="T5">update-rc.d</text:span> — Входит в поставку DEBIAN LINUX, но возможно отсутствует в других версиях LINUX.</text:p></text:note-body></text:note> mysql.server defaults </text:p>
      <text:p text:style-name="код_20_stdout"><text:s/>Adding system startup for /etc/init.d/mysql.server ... </text:p>
      <text:p text:style-name="код_20_stdout"><text:s text:c="3"/>/etc/rc0.d/K20mysql.server -&gt; ../init.d/mysql.server </text:p>
      <text:p text:style-name="код_20_stdout"><text:s text:c="3"/>/etc/rc1.d/K20mysql.server -&gt; ../init.d/mysql.server </text:p>
      <text:p text:style-name="код_20_stdout"><text:s text:c="3"/>/etc/rc6.d/K20mysql.server -&gt; ../init.d/mysql.server </text:p>
      <text:p text:style-name="код_20_stdout"><text:s text:c="3"/>/etc/rc2.d/S20mysql.server -&gt; ../init.d/mysql.server </text:p>
      <text:p text:style-name="код_20_stdout"><text:s text:c="3"/>/etc/rc3.d/S20mysql.server -&gt; ../init.d/mysql.server </text:p>
      <text:p text:style-name="код_20_stdout"><text:s text:c="3"/>/etc/rc4.d/S20mysql.server -&gt; ../init.d/mysql.server </text:p>
      <text:p text:style-name="код_20_stdout"><text:s text:c="3"/>/etc/rc5.d/S20mysql.server -&gt; ../init.d/mysql.serv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Обычный" style:font-pitch="fixed"/>
    <style:font-face style:name="Monospaced" svg:font-family="Monospaced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Первый_20_абзац" style:class="text" style:master-page-name="">
      <style:paragraph-properties fo:margin-left="0cm" fo:margin-right="0cm" fo:margin-top="0.423cm" fo:margin-bottom="0.212cm" fo:orphans="0" fo:widows="0" fo:text-indent="0cm" style:auto-text-indent="false" style:page-number="auto" style:shadow="none" fo:keep-with-next="always"/>
      <style:text-properties style:font-name="Times New Roman" fo:font-size="14pt" fo:font-style="italic" fo:font-weight="bold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text-align="justify" style:justify-single-word="false" fo:orphans="0" fo:widows="0" fo:text-indent="0.499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код" style:family="paragraph" style:parent-style-name="Standard" style:next-style-name="Text_20_body">
      <style:paragraph-properties fo:background-color="#e6e6e6" fo:padding="0.101cm" fo:border="0.002cm solid #e6e6e6" style:shadow="none">
        <style:background-image/>
      </style:paragraph-properties>
      <style:text-properties style:font-name="Monospaced" fo:font-size="9pt" style:font-size-asian="9pt" style:font-size-complex="9pt"/>
    </style:style>
    <style:style style:name="код_20_stdout" style:display-name="код stdout" style:family="paragraph" style:parent-style-name="код">
      <style:text-properties fo:color="#000080"/>
    </style:style>
    <style:style style:name="код_20_stdin" style:display-name="код stdin" style:family="paragraph" style:parent-style-name="код">
      <style:text-properties fo:color="#800000" fo:font-weight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Комментарий" style:family="paragraph" style:parent-style-name="Text_20_body" style:next-style-name="Text_20_body">
      <style:paragraph-properties fo:margin-left="4.001cm" fo:margin-right="0cm" fo:text-align="end" style:justify-single-word="false" fo:text-indent="0cm" style:auto-text-indent="false" style:shadow="none"/>
      <style:text-properties fo:font-style="italic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fo:padding="0.101cm" fo:border-left="0.088cm solid #000000" fo:border-right="none" fo:border-top="none" fo:border-bottom="none" style:shadow="none" style:text-autospace="none">
        <style:tab-stops/>
        <style:background-image/>
      </style:paragraph-properties>
      <style:text-properties style:font-name="Courier 10 Pitch" fo:font-size="9pt" fo:font-weight="normal" style:font-name-asian="FreeMono" style:font-size-asian="9pt" style:font-name-complex="FreeMono" style:font-size-complex="9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://cofe.tv"><text:span text:style-name="MT1">Cofe.tv</text:span></text:a><text:tab/><text:span text:style-name="MT2"><text:chapter text:display="name" text:outline-level="1">Общий процесс установки</text:chapter></text:span><text:tab/>от <text:modification-date style:data-style-name="N84">2010-11-29</text:modification-date></text:p>
      </style:header>
      <style:footer>
        <text:p text:style-name="Footer"><text:tab/><text:tab/><text:span text:style-name="MT3"><text:page-number text:select-page="current">5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5T13:34:02</meta:creation-date>
    <dc:date>2010-11-29T01:52:25</dc:date>
    <meta:editing-duration>PT08H44M21S</meta:editing-duration>
    <meta:editing-cycles>18</meta:editing-cycles>
    <meta:generator>OpenOffice.org/3.2$Linux OpenOffice.org_project/320m12$Build-9483</meta:generator>
    <dc:creator>Камнев Георгий</dc:creator>
    <meta:document-statistic meta:table-count="0" meta:image-count="0" meta:object-count="0" meta:page-count="5" meta:paragraph-count="479" meta:word-count="3422" meta:character-count="26000"/>
  </office:meta>
</office:document-meta>
</file>